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9cm" svg:x="29.99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8cm" svg:x="29.498cm" svg:y="9.6cm">
          <text:p/>
          <draw:enhanced-geometry svg:viewBox="0 0 21600 21600" draw:mirror-vertical="false" draw:mirror-horizontal="true" draw:type="rectangle" draw:enhanced-path="M 0 0 L 21600 0 21600 21600 0 21600 0 0 Z N"/>
        </draw:custom-shape>
        <draw:polygon draw:style-name="gr7" draw:text-style-name="P1" draw:layer="layout" svg:width="1.499cm" svg:height="1.499cm" draw:transform="rotate (-1.5707963267949) translate (30.5cm 9.6cm)" svg:viewBox="0 0 1500 1500" draw:points="0,1500 1500,1500 1500,1000 1000,1000 1000,500 1500,500 15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7" draw:text-style-name="P1" draw:layer="layout" svg:width="1.499cm" svg:height="1.499cm" draw:transform="rotate (-1.5707963267949) translate (30.499cm 11.399cm)" svg:viewBox="0 0 1500 1500" draw:points="0,1500 1500,1500 1500,1000 1000,1000 1000,500 1500,500 1500,0 0,0">
          <text:p/>
        </draw:polygon>
        <draw:polygon draw:style-name="gr7" draw:text-style-name="P1" draw:layer="layout" svg:width="1.499cm" svg:height="1.499cm" draw:transform="rotate (-1.5707963267949) translate (30.498cm 13.198cm)" svg:viewBox="0 0 1500 1500" draw:points="0,1500 1500,1500 1500,1000 1000,1000 1000,500 1500,500 1500,0 0,0">
          <text:p/>
        </draw:polygon>
        <draw:polygon draw:style-name="gr7" draw:text-style-name="P1" draw:layer="layout" svg:width="1.499cm" svg:height="1.499cm" draw:transform="rotate (-1.5707963267949) translate (30.497cm 14.997cm)" svg:viewBox="0 0 1500 1500" draw:points="0,1500 1500,1500 1500,1000 1000,1000 1000,500 1500,500 1500,0 0,0">
          <text:p/>
        </draw:polygon>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599cm 16.199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3" draw:text-style-name="P1" draw:layer="layout" svg:width="1.1cm" svg:height="0.95cm" svg:x="12cm" svg:y="13.8cm">
          <text:p/>
          <draw:enhanced-geometry svg:viewBox="0 0 21600 21600" draw:type="rectangle" draw:enhanced-path="M 0 0 L 21600 0 21600 21600 0 21600 0 0 Z N"/>
        </draw:custom-shape>
        <draw:frame draw:style-name="gr10" draw:text-style-name="P5" draw:layer="layout" svg:width="1.493cm" svg:height="0.71cm" svg:x="11.9cm" svg:y="14.9cm">
          <draw:text-box>
            <text:p text:style-name="P4"><text:span text:style-name="T4">US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1T22:54:04</dc:date>
    <meta:editing-duration>PT8H9M13S</meta:editing-duration>
    <meta:editing-cycles>45</meta:editing-cycles>
    <meta:generator>LibreOffice/3.5$MacOSX_x86 LibreOffice_project/165a79a-7059095-e13bb37-fef39a4-9503d18</meta:generator>
    <meta:document-statistic meta:object-count="117"/>
  </office:meta>
</office:document-meta>
</file>